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writing-mode="lr-tb"/>
    </style:style>
    <style:style style:name="Table2.A" style:family="table-column">
      <style:table-column-properties style:column-width="3.254cm" style:rel-column-width="12536*"/>
    </style:style>
    <style:style style:name="Table2.B" style:family="table-column">
      <style:table-column-properties style:column-width="13.758cm" style:rel-column-width="5299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background-color="transparent"/>
    </style:style>
    <style:style style:name="P4" style:family="paragraph" style:parent-style-name="Subtitle">
      <style:paragraph-properties fo:text-align="start"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Standard">
      <style:text-properties fo:background-color="#ffff00"/>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paragraph-properties fo:margin-left="-0.026cm" fo:margin-right="0cm" fo:text-align="center" style:justify-single-word="false" fo:text-indent="0cm" style:auto-text-indent="false"/>
    </style:style>
    <style:style style:name="P12" style:family="paragraph" style:parent-style-name="Heading_20_1" style:master-page-name="Standard">
      <style:paragraph-properties style:page-number="auto" fo:break-before="page"/>
    </style:style>
    <style:style style:name="P13" style:family="paragraph" style:parent-style-name="Title" style:master-page-name="First_20_Page">
      <style:paragraph-properties fo:text-align="start" style:justify-single-word="false" style:page-number="auto"/>
    </style:style>
    <style:style style:name="P14" style:family="paragraph" style:parent-style-name="Subtitle">
      <style:paragraph-properties fo:margin-left="-0.026cm" fo:margin-right="0cm" fo:text-indent="0cm" style:auto-text-indent="false" fo:break-before="page"/>
    </style:style>
    <style:style style:name="P15" style:family="paragraph" style:parent-style-name="Subtitle">
      <style:paragraph-properties fo:margin-left="-0.026cm" fo:margin-right="0cm" fo:text-indent="0cm" style:auto-text-indent="false"/>
    </style:style>
    <style:style style:name="P16" style:family="paragraph" style:parent-style-name="Revision_20_History_20_Heading">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n-Train <text:line-break/>Positioning System</text:p>
      <text:p text:style-name="P4">Master Thesis</text:p>
      <text:p text:style-name="P2"><draw:frame draw:style-name="fr1" draw:name="graphics12" text:anchor-type="paragraph" svg:x="5.084cm" svg:y="0.512cm" svg:width="11.721cm" svg:height="6.309cm" draw:z-index="0"><draw:image xlink:href="../pictures/IPS%20icon/train%20icon%20for%20export.png" xlink:type="simple" xlink:show="embed" xlink:actuate="onLoad"/></draw:frame></text:p>
      <text:p text:style-name="P2"/>
      <text:p text:style-name="Document_20_Title">Main Project</text:p>
      <text:p text:style-name="mskQuestion">Abstract</text:p>
      <text:p text:style-name="Text_20_body">Design and implement a positioning system for use in trains.</text:p>
      <text:p text:style-name="mskQuestion">Author</text:p>
      <text:p text:style-name="Text_20_body">Marcel Suter</text:p>
      <text:p text:style-name="Table_20_Contents">marcel.suter@gmx.net</text:p>
      <text:p text:style-name="mskQuestion">Supervisor</text:p>
      <text:p text:style-name="Text_20_body">Stefan Bigler</text:p>
      <text:p text:style-name="Text_20_body">Inventis AG</text:p>
      <text:p text:style-name="Text_20_body">stefan.bigler@enkom.com</text:p>
      <text:p text:style-name="mskQuestion">Expert</text:p>
      <text:p text:style-name="Text_20_body">Rolf Wegner</text:p>
      <text:p text:style-name="Text_20_body">Infobrain AG</text:p>
      <text:p text:style-name="Text_20_body">Rolf.Wenger@infobrain.com</text:p>
      <text:p text:style-name="mskQuestion">School: </text:p>
      <text:p text:style-name="Text_20_body">Software Schule Schweiz</text:p>
      <text:p text:style-name="Text_20_body">Berner Fachhochschule</text:p>
      <text:p text:style-name="Text_20_body">Dept. Technik und Informatik</text:p>
      <text:p text:style-name="Text_20_body"/>
      <text:p text:style-name="P14"/>
      <text:p text:style-name="P15"/>
      <text:p text:style-name="P15"/>
      <text:p text:style-name="P15"/>
      <text:p text:style-name="P15"/>
      <text:p text:style-name="P15"/>
      <text:p text:style-name="P15"/>
      <text:p text:style-name="P15">For everyone who asks receives;<text:line-break/>he who seeks finds;<text:line-break/>and to him who knocks, the door will be opened.</text:p>
      <text:p text:style-name="P11">The Bible in Luke 11,10 (NIV)</text:p>
      <text:p text:style-name="Revision_20_History_20_Heading"/>
      <text:p text:style-name="P16">Revision History</text:p>
      <table:table table:name="Table1" table:style-name="Table1">
        <table:table-column table:style-name="Table1.A" table:number-columns-repeated="3"/>
        <table:table-row>
          <table:table-cell table:style-name="Table1.A1" office:value-type="string">
            <text:p text:style-name="Table_20_Contents">Tag</text:p>
          </table:table-cell>
          <table:table-cell table:style-name="Table1.A1" office:value-type="string">
            <text:p text:style-name="Table_20_Contents">Date</text:p>
          </table:table-cell>
          <table:table-cell table:style-name="Table1.C1" office:value-type="string">
            <text:p text:style-name="Table_20_Contents">Author</text:p>
          </table:table-cell>
        </table:table-row>
        <table:table-row>
          <table:table-cell table:style-name="Table1.A2" office:value-type="string">
            <text:p text:style-name="Table_20_Contents">First draft</text:p>
          </table:table-cell>
          <table:table-cell table:style-name="Table1.A2" office:value-type="string">
            <text:p text:style-name="Table_20_Contents">9.10.2008</text:p>
          </table:table-cell>
          <table:table-cell table:style-name="Table1.C2" office:value-type="string">
            <text:p text:style-name="Table_20_Contents">Marcel Suter</text:p>
          </table:table-cell>
        </table:table-row>
      </table:table>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Introduction<text:tab/>3</text:p>
          <text:p text:style-name="P5">2.On inertial navigation<text:tab/>4</text:p>
          <text:p text:style-name="P6">2.1.Introduction<text:tab/>4</text:p>
          <text:p text:style-name="P6">2.2.Requirements for a suitable <text:s/>inertial navigation device<text:tab/>4</text:p>
          <text:p text:style-name="P6">2.3.Commercially available devices<text:tab/>4</text:p>
          <text:p text:style-name="P6">2.4.Conclusion<text:tab/>7</text:p>
          <text:p text:style-name="P5">3.On using WiFi<text:tab/>8</text:p>
          <text:p text:style-name="P6">3.1.Introduction<text:tab/>8</text:p>
          <text:p text:style-name="P6">3.2.War driving with a laptop in the train<text:tab/>8</text:p>
          <text:p text:style-name="P7">3.2.1.Bern S-Bahn<text:tab/>8</text:p>
          <text:p text:style-name="P7">3.2.2.Zurich S-Bahn<text:tab/>8</text:p>
          <text:p text:style-name="P7">3.2.3.Intercity Zurich-Bern<text:tab/>8</text:p>
          <text:p text:style-name="P6">3.3.War driving with a mobile device in the train<text:tab/>9</text:p>
          <text:p text:style-name="P6">3.4.Conclusion<text:tab/>9</text:p>
          <text:p text:style-name="P5">4.On code for WiFi scanning<text:tab/>10</text:p>
          <text:p text:style-name="P6">4.1.Introduction<text:tab/>10</text:p>
          <text:p text:style-name="P6">4.2.Existing Projects<text:tab/>10</text:p>
          <text:p text:style-name="P6">4.3.Own Code in C#<text:tab/>10</text:p>
          <text:p text:style-name="P6">4.4.Managed WiFi API<text:tab/>10</text:p>
          <text:p text:style-name="P6">4.5.Advanced WiFi Manager<text:tab/>10</text:p>
          <text:p text:style-name="P6">4.6.Existing Code from Enkom Inventis<text:tab/>10</text:p>
          <text:p text:style-name="P6">4.7.Conclusion<text:tab/>11</text:p>
          <text:p text:style-name="P5">5.Evaluation of the feasibility of using GPS-technology for navigation purposes in trains<text:tab/>12</text:p>
          <text:p text:style-name="P6">5.1.Introduction<text:tab/>12</text:p>
          <text:p text:style-name="P6">5.2.Measurements<text:tab/>12</text:p>
          <text:p text:style-name="P6">5.3.Evaluation of Hardware<text:tab/>12</text:p>
          <text:p text:style-name="P7">5.3.1.UBLOX ANTARIS GPS Positioning Engine<text:tab/>12</text:p>
          <text:p text:style-name="P7">5.3.2.NaviLock <text:tab/>13</text:p>
          <text:p text:style-name="P7">5.3.3.ublox EVK-5H Evaluation Kit with KickStart<text:tab/>13</text:p>
          <text:p text:style-name="P6">5.4.Conclusion<text:tab/>13</text:p>
          <text:p text:style-name="P5">6.On using the track database<text:tab/>14</text:p>
          <text:p text:style-name="P6">6.1.Introduction<text:tab/>14</text:p>
          <text:p text:style-name="P6">6.2.Analysation<text:tab/>14</text:p>
          <text:p text:style-name="P6">6.3.Conclusion<text:tab/>14</text:p>
        </text:index-body>
      </text:table-of-content>
      <text:p text:style-name="Text_20_body"/>
      <text:p text:style-name="Text_20_body"/>
      <text:p text:style-name="Text_20_body"/>
      <text:h text:style-name="P12" text:outline-level="1">Management Summary</text:h>
      <text:p text:style-name="Text_20_body"/>
      <text:p text:style-name="Text_20_body"/>
      <text:h text:style-name="Heading_20_1" text:outline-level="1">Introduction</text:h>
      <text:p text:style-name="Text_20_body"/>
      <text:h text:style-name="Heading_20_1" text:outline-level="1">Analysis</text:h>
      <text:h text:style-name="Heading_20_1" text:outline-level="1">Design</text:h>
      <text:h text:style-name="Heading_20_2" text:outline-level="2">Interfaces</text:h>
      <text:p text:style-name="Text_20_body">The system allows also other position providers to be attached than currently known, by changing only a few lines of code. Therefore an interface must be defined for new position providers.</text:p>
      <text:h text:style-name="Heading_20_2" text:outline-level="2">Units</text:h>
      <text:p text:style-name="Text_20_body">The units for input and output of data, be it via an API, GUI or via the specified input/output interfaces, are as follows, if not otherwise specified:</text:p>
      <text:list text:style-name="L1">
        <text:list-item>
          <text:p text:style-name="P9">Horizontal position (Latitude and Longitude)Degrees</text:p>
        </text:list-item>
        <text:list-item>
          <text:p text:style-name="P9">Vertical position (Altitude): Meters</text:p>
        </text:list-item>
        <text:list-item>
          <text:p text:style-name="P9">Distances on the surface: Meters</text:p>
        </text:list-item>
        <text:list-item>
          <text:p text:style-name="P9">Speed: Meters per Second</text:p>
        </text:list-item>
        <text:list-item>
          <text:p text:style-name="P9">Acceleration: Meters per Second per Second</text:p>
        </text:list-item>
        <text:list-item>
          <text:p text:style-name="P9">Horizontal moving direction: Degrees</text:p>
        </text:list-item>
      </text:list>
      <text:h text:style-name="Heading_20_2" text:outline-level="2">Notes (TODO)</text:h>
      <text:p text:style-name="P8">Design: For Blurring (Standard deviation) use always double values, for simplicity.</text:p>
      <text:h text:style-name="Heading_20_1" text:outline-level="1">Implementation</text:h>
      <text:h text:style-name="Heading_20_1" text:outline-level="1">Project Management</text:h>
      <text:h text:style-name="Heading_20_2" text:outline-level="2">Overview</text:h>
      <text:h text:style-name="Heading_20_2" text:outline-level="2">Time planning</text:h>
      <text:h text:style-name="Heading_20_2" text:outline-level="2">Review Meetings</text:h>
      <text:h text:style-name="Heading_20_3" text:outline-level="3">Kick-Off, 9.10.2008</text:h>
      <text:p text:style-name="Text_20_body">On the Kick-Off, the following agreements have been made:</text:p>
      <text:list text:style-name="L2">
        <text:list-item>
          <text:p text:style-name="P10">The student delivers a schedule together with the SRS until 14.11.2008</text:p>
        </text:list-item>
        <text:list-item>
          <text:p text:style-name="P10">The next project review meeting takes place on the 11.11.2008</text:p>
        </text:list-item>
        <text:list-item>
          <text:p text:style-name="P10">The student discusses and defines the confidentiality level with the company.</text:p>
        </text:list-item>
      </text:list>
      <text:h text:style-name="Heading_20_1" text:outline-level="1">Future</text:h>
      <text:h text:style-name="Heading_20_2" text:outline-level="2">Optimizations</text:h>
      <text:h text:style-name="Heading_20_3" text:outline-level="3">AHRS and Kalman</text:h>
      <text:p text:style-name="P3">look for: “Sigma-Point Kalman Filters for Nonlinear Estimation and Sensor-Fusion - Applications to Integrated Navigation”</text:p>
      <text:h text:style-name="Heading_20_3" text:outline-level="3">GPS</text:h>
      <text:p text:style-name="P3">With GPS, slow changes when the train is completely stopped, could get averaged out.</text:p>
      <text:h text:style-name="Heading_20_2" text:outline-level="2">Extensions</text:h>
      <text:h text:style-name="Heading_20_3" text:outline-level="3">Sensors (Position providers)</text:h>
      <text:p text:style-name="Text_20_body">In addition to the position providers used in this thesis, others are also possible.</text:p>
      <text:p text:style-name="mskQuestion">Optical stop recognition</text:p>
      <text:p text:style-name="Text_20_body">Using a low cost camera and image processing, a complete stop of <text:s/>a train could by detected by the number of pixels in a sequence of images which are changing their color. Above a certain ratio, the train is considered as stopped.</text:p>
      <text:p text:style-name="mskQuestion">Optical landmark recognition</text:p>
      <text:p text:style-name="Text_20_body">Using a fast camera, artificial or natural landmarks could be detected and compared to a geo-referenced database of the landmarks. A library for artificial landmarks is available: ARToolkit, <text:a xlink:type="simple" xlink:href="http://www.hitl.washington.edu/artoolkit/">http://www.hitl.washington.edu/artoolkit/</text:a></text:p>
      <text:p text:style-name="Text_20_body">This technology has been used for an indoor positioning system for an Augmented Reality project: <text:a xlink:type="simple" xlink:href="http://studierstube.icg.tu-graz.ac.at/projects/mobile/SignPost/">http://studierstube.icg.tu-graz.ac.at/projects/mobile/SignPost/</text:a></text:p>
      <text:p text:style-name="mskQuestion">Optical speed measurements</text:p>
      <text:p text:style-name="Text_20_body">Using two cameras (or two line cameras) and the known distance between the two, the traveling speed would be deductible from the time used to travel the distance between the cameras.</text:p>
      <text:p text:style-name="mskQuestion">RFID</text:p>
      <text:p text:style-name="Text_20_body">RFID's located along the tracks could be detected and looked up against a database with georeferenced entries of the RFID's. It would have to be determined whether passive ones are detectable fast enough and over the required distance.</text:p>
      <text:h text:style-name="Heading_20_1" text:outline-level="1">Bibliography</text:h>
      <table:table table:name="Table2" table:style-name="Table2">
        <table:table-column table:style-name="Table2.A"/>
        <table:table-column table:style-name="Table2.B"/>
        <table:table-row>
          <table:table-cell table:style-name="Table2.A1" office:value-type="string">
            <text:p text:style-name="Text_20_body">[CPLX01]</text:p>
          </table:table-cell>
          <table:table-cell table:style-name="Table2.B1" office:value-type="string">
            <text:p text:style-name="Text_20_body">Managed Wifi API, ,</text:p>
          </table:table-cell>
        </table:table-row>
        <table:table-row>
          <table:table-cell table:style-name="Table2.A2" office:value-type="string">
            <text:p text:style-name="Text_20_body">[NICO01]</text:p>
          </table:table-cell>
          <table:table-cell table:style-name="Table2.B2" office:value-type="string">
            <text:p text:style-name="Text_20_body">Nicomsoft, Advanced WiFi-Manager , ,http://www.nicomsoft.com/wifiman/advanced.htm</text:p>
          </table:table-cell>
        </table:table-row>
        <table:table-row>
          <table:table-cell table:style-name="Table2.A2" office:value-type="string">
            <text:p text:style-name="Text_20_body">[NETS01]</text:p>
          </table:table-cell>
          <table:table-cell table:style-name="Table2.B2" office:value-type="string">
            <text:p text:style-name="Text_20_body">Marius Milner, stumbler dot net, ,http://www.stumbler.net/</text:p>
          </table:table-cell>
        </table:table-row>
        <table:table-row>
          <table:table-cell table:style-name="Table2.A2" office:value-type="string">
            <text:p text:style-name="Text_20_body">[PLLB05]<text:line-break/>(currently not used)</text:p>
          </table:table-cell>
          <table:table-cell table:style-name="Table2.B2" office:value-type="string">
            <text:p text:style-name="Text_20_body">Anthony LaMarca, Yatin Chawathe, Sunny Consolvo, Jeffrey Hightower, IanSmith, James Scott, Tim Sohn, James Howard, Jeff Hughes, Fred Potter, JasonTabert, Pauline Powledge, Gaetano Borriello, Bill Schilit:<text:line-break/>Place Lab: Device Positioning Using Radio Beacons in the Wild,<text:line-break/></text:p>
          </table:table-cell>
        </table:table-row>
      </table:table>
      <text:p text:style-name="Text_20_body"/>
      <text:p text:style-name="Text_20_body">Example:</text:p>
      <text:p text:style-name="Text_20_body">[Rott02] Thilo Rottach, Sascha Groß: XML kompakt,</text:p>
      <text:p text:style-name="Text_20_body">Spektrum Akademischer Verlag, Heidelberg/Berlin 2002<text:a xlink:type="simple" xlink:href="http://placelab.org/publications/pubs/pervasive-placelab-2005-final.pdf">http://placelab.org/publications/pubs/pervasive-placelab-2005-final.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423cm" fo:margin-bottom="0.106cm" style:page-number="auto" fo:break-before="page"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master-page-name="" style:default-outline-level="3">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margin-left="5.001cm" fo:margin-right="0cm" fo:text-align="start" style:justify-single-word="false" fo:text-indent="0cm" style:auto-text-indent="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5.001cm" fo:margin-right="0cm" fo:text-align="center" style:justify-single-word="false" fo:text-indent="0cm" style:auto-text-indent="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ument_20_Title" style:display-name="Document Title" style:family="paragraph" style:parent-style-name="Title" style:next-style-name="Text_20_body"/>
    <style:style style:name="Revision_20_History_20_Heading" style:display-name="Revision History Heading" style:family="paragraph" style:parent-style-name="Contents_20_Heading" style:next-style-name="Text_20_body" style:master-page-name="">
      <style:paragraph-properties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499cm" fo:margin-right="0.499cm" fo:margin-top="0.499cm" fo:margin-bottom="0.6cm" style:wrap="left" style:number-wrapped-paragraphs="no-limit" style:wrap-contour="false" style:vertical-pos="top" style:vertical-rel="paragraph-content" style:horizontal-pos="right"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Title_20_image" style:display-name="Title image" style:family="graphic" style:parent-style-name="Graphics"/>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001cm" fo:page-height="29.7cm" style:num-format="1" style:print-orientation="portrait" fo:margin-top="2cm" fo:margin-bottom="2cm" fo:margin-left="2cm" fo:margin-right="2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Bibliography</text:chapter></text:p>
      </style:header>
      <style:footer>
        <text:p text:style-name="P1"><text:page-number text:select-page="current">12</text:page-number></text:p>
      </style:footer>
    </style:master-page>
    <style:master-page style:name="HTML" style:page-layout-name="pm2">
      <style:header>
        <text:p text:style-name="Header"/>
      </style:header>
      <style:footer>
        <text:p text:style-name="Footer"/>
      </style:footer>
    </style:master-page>
    <style:master-page style:name="First_20_Page" style:display-name="First Page" style:page-layout-name="pm3" style:next-style-name="Standard"/>
    <style:master-page style:name="Default_20_Landscape" style:display-name="Default Landscape" style:page-layout-name="pm4">
      <style:header>
        <text:p text:style-name="Header"><text:chapter text:display="name" text:outline-level="1"/></text:p>
      </style:header>
      <style:footer>
        <text:p text:style-name="P1"><text:page-number text:select-page="current">12</text:page-number></text:p>
      </style:footer>
    </style:master-page>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1-03T07:57:50</dc:date>
    <meta:editing-cycles>218</meta:editing-cycles>
    <meta:editing-duration>P2DT7H58M10S</meta:editing-duration>
    <meta:user-defined meta:name="Info 1"/>
    <meta:user-defined meta:name="Info 2"/>
    <meta:user-defined meta:name="Info 3"/>
    <meta:user-defined meta:name="Info 4"/>
    <meta:document-statistic meta:table-count="2" meta:image-count="1" meta:object-count="0" meta:page-count="12" meta:paragraph-count="124" meta:word-count="737" meta:character-count="4749"/>
  </office:meta>
</office:document-meta>
</file>